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08.06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4:.BI4])" office:value-type="float" office:value="39.75" calcext:value-type="float">
            <text:p>39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1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5:.BI5])" office:value-type="float" office:value="56" calcext:value-type="float">
            <text:p>5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zej G. (stan na 05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raw(c), nie draw(0.01)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, MSE liczyć empirycznie, nie z wzoru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6:.BI6])"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K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knowledge ma się update’ować nb_iters razy, nie resetować; po każdym update zrobić rysunek, heatmap powinien robić się coraz bardziej punktowy; odpowiedzieć na pytania w sekcji “sprawdzić, co się stanie”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macierz kowariancji jest symetryczna i dodatnio określona (było wcześniej pokazane, jak ją losować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 poprawy – zsumować, nie konkatenować; histogramy powinny zacząć przypominać rozkład Gaussa (o tym mówi CTG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1. wzór na niezależność; 2. wzory na the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7:.BI7])" office:value-type="float" office:value="73" calcext:value-type="float">
            <text:p>73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Dariusz R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formula="of:=SUM([.B8:.BI8])" office:value-type="float" office:value="51" calcext:value-type="float">
            <text:p>51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teusz J. (stan na 08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9:.BI9])" office:value-type="float" office:value="56.5" calcext:value-type="float">
            <text:p>56.5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Yaroslav V. (stan na 08.06.2017)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12"/>
          <table:table-cell table:formula="of:=SUM([.B10:.BI10])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ii K.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11:.BI11])" office:value-type="float" office:value="79" calcext:value-type="float">
            <text:p>79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i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formula="of:=SUM([.B12:.BI12])" office:value-type="float" office:value="44" calcext:value-type="float">
            <text:p>44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So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dodać bias</text:p>
          </table:table-cell>
          <table:table-cell office:value-type="string" calcext:value-type="string">
            <text:p>do poprawy – po co jest “if percent &lt; accuracy”?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dlaczego w takim razie overfitting robi 100% na zbiorze <text:span text:style-name="T2">testowym</text:span><text:span text:style-name="T3">?</text:span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 poprawy rysunki</text:p>
          </table:table-cell>
          <table:table-cell office:value-type="string" calcext:value-type="string">
            <text:p>do poprawy rysunek + wyjaśnienie</text:p>
          </table:table-cell>
          <table:table-cell office:value-type="string" calcext:value-type="string">
            <text:p>do poprawy – rysunek</text:p>
          </table:table-cell>
          <table:table-cell office:value-type="string" calcext:value-type="string">
            <text:p>do poprawy – mają być dwa rysunki: pierwszy dla <text:span text:style-name="T2">10 klas</text:span><text:span text:style-name="T3"> (0-9), drugi dla </text:span><text:span text:style-name="T2">3 klas</text:span><text:span text:style-name="T3"> (6, 8, 9) + wytłumaczenie różnic</text:span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13:.BI13])" office:value-type="float" office:value="17" calcext:value-type="float">
            <text:p>17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6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2:02:42.765231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13T12:33:57.292565580</dc:date>
    <meta:editing-duration>PT2H28M41S</meta:editing-duration>
    <meta:editing-cycles>34</meta:editing-cycles>
    <meta:document-statistic meta:table-count="1" meta:cell-count="848" meta:object-count="0"/>
  </office:meta>
</office:document-meta>
</file>